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for <text:span text:style-name="T2">E-Portfolio</text:span> Observer Pattern</text:h>
      <text:h text:style-name="Heading_20_2" text:outline-level="2">Prerequiries</text:h>
      <text:p text:style-name="Text_20_body">Download and Install the Netbeans IDE for Java and also install the JDK from Oracle. After you installed both softwares, we are ready to work with the java example project later. If you can create and run a hello world java project in Netbeans, you are ready to go.</text:p>
      <text:h text:style-name="Heading_20_2" text:outline-level="2">Take a look at the presentation</text:h>
      <text:p text:style-name="Text_20_body">The presentation is the guiding material we are working with. Go through the presentation and make sense out of the slides. When the slide about the weather station example shows up, you can can inspect the java example project. The following slide contains a UML diagram so that you can make sense out of the software architecture that just uses the observer design pattern.</text:p>
      <text:h text:style-name="Heading_20_2" text:outline-level="2">Inspect the java example project</text:h>
      <text:p text:style-name="Text_20_body">Open the java project which is located inside the WeatherStationExample folder of the repo. After opening you should see a fully funcrional example of an observer pattern example. Debug step by step through the main method of the project and try to understand when and how the program prints to the console when the weather station measures the weather.</text:p>
      <text:h text:style-name="Heading_20_2" text:outline-level="2">Additional sources and useful links</text:h>
      <text:p text:style-name="Text_20_body">I have found a great German tutorial about the observer pattern. It does a great job in explaining the observer pattern in detail and also explains the flavours, downsides and upsides.</text:p>
      <text:p text:style-name="Text_20_body"><text:a xlink:type="simple" xlink:href="https://www.philipphauer.de/study/se/design-pattern/observer.php" text:style-name="Internet_20_link" text:visited-style-name="Visited_20_Internet_20_Link"><text:span text:style-name="T1">https://www.philipphauer.de/study/se/design-pattern/observer.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42cm" fo:margin-bottom="0.711cm" fo:text-align="center"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621cm" fo:margin-bottom="0.21cm"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letter-kerning="true"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lyt-bluetitledown_7e_LT_7e_Gliederung_20_1" style:display-name="lyt-bluetitledow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Gliederung_20_2" style:display-name="lyt-bluetitledow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uetitledown_7e_LT_7e_Gliederung_20_6" style:display-name="lyt-bluetitledown~LT~Gliederung 6" style:family="paragraph" style:parent-style-name="Default_7e_LT_7e_Gliederung_20_5">
      <style:paragraph-properties fo:margin-left="7.2cm" fo:margin-right="0cm" fo:text-indent="-0.6cm" style:auto-text-indent="false">
        <style:tab-stops/>
      </style:paragraph-properties>
    </style:style>
    <style:style style:name="lyt-bluetitledown_7e_LT_7e_Gliederung_20_7" style:display-name="lyt-bluetitledown~LT~Gliederung 7" style:family="paragraph" style:parent-style-name="Default_7e_LT_7e_Gliederung_20_6">
      <style:paragraph-properties fo:margin-left="8.4cm" fo:margin-right="0cm" fo:text-indent="-0.6cm" style:auto-text-indent="false">
        <style:tab-stops/>
      </style:paragraph-properties>
    </style:style>
    <style:style style:name="lyt-bluetitledown_7e_LT_7e_Gliederung_20_8" style:display-name="lyt-bluetitledown~LT~Gliederung 8" style:family="paragraph" style:parent-style-name="Default_7e_LT_7e_Gliederung_20_7">
      <style:paragraph-properties fo:margin-left="9.601cm" fo:margin-right="0cm" fo:text-indent="-0.6cm" style:auto-text-indent="false">
        <style:tab-stops/>
      </style:paragraph-properties>
    </style:style>
    <style:style style:name="lyt-bluetitledown_7e_LT_7e_Gliederung_20_9" style:display-name="lyt-bluetitledown~LT~Gliederung 9" style:family="paragraph" style:parent-style-name="Default_7e_LT_7e_Gliederung_20_8">
      <style:paragraph-properties fo:margin-left="10.8cm" fo:margin-right="0cm" fo:text-indent="-0.6cm"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titledown_7e_LT_7e_Untertitel" style:display-name="lyt-bluetitled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Notizen" style:display-name="lyt-bluetitled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Gliederung_20_2" style:display-name="lyt-sunris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sunrise_7e_LT_7e_Gliederung_20_6" style:display-name="lyt-sunrise~LT~Gliederung 6" style:family="paragraph" style:parent-style-name="Default_7e_LT_7e_Gliederung_20_5">
      <style:paragraph-properties fo:margin-left="7.2cm" fo:margin-right="0cm" fo:text-indent="-0.6cm" style:auto-text-indent="false">
        <style:tab-stops/>
      </style:paragraph-properties>
    </style:style>
    <style:style style:name="lyt-sunrise_7e_LT_7e_Gliederung_20_7" style:display-name="lyt-sunrise~LT~Gliederung 7" style:family="paragraph" style:parent-style-name="Default_7e_LT_7e_Gliederung_20_6">
      <style:paragraph-properties fo:margin-left="8.4cm" fo:margin-right="0cm" fo:text-indent="-0.6cm" style:auto-text-indent="false">
        <style:tab-stops/>
      </style:paragraph-properties>
    </style:style>
    <style:style style:name="lyt-sunrise_7e_LT_7e_Gliederung_20_8" style:display-name="lyt-sunrise~LT~Gliederung 8" style:family="paragraph" style:parent-style-name="Default_7e_LT_7e_Gliederung_20_7">
      <style:paragraph-properties fo:margin-left="9.601cm" fo:margin-right="0cm" fo:text-indent="-0.6cm" style:auto-text-indent="false">
        <style:tab-stops/>
      </style:paragraph-properties>
    </style:style>
    <style:style style:name="lyt-sunrise_7e_LT_7e_Gliederung_20_9" style:display-name="lyt-sunrise~LT~Gliederung 9" style:family="paragraph" style:parent-style-name="Default_7e_LT_7e_Gliederung_20_8">
      <style:paragraph-properties fo:margin-left="10.8cm" fo:margin-right="0cm" fo:text-indent="-0.6cm"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sunrise_7e_LT_7e_Untertitel" style:display-name="lyt-sunris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Notizen" style:display-name="lyt-sunris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2M1S</meta:editing-duration>
    <meta:editing-cycles>7</meta:editing-cycles>
    <meta:generator>OpenOffice/4.1.2$Win32 OpenOffice.org_project/412m3$Build-9782</meta:generator>
    <dc:date>2017-05-31T11:31:41.32</dc:date>
    <meta:document-statistic meta:table-count="0" meta:image-count="0" meta:object-count="0" meta:page-count="1" meta:paragraph-count="10" meta:word-count="226" meta:character-count="1392"/>
    <meta:user-defined meta:name="Info 1"/>
    <meta:user-defined meta:name="Info 2"/>
    <meta:user-defined meta:name="Info 3"/>
    <meta:user-defined meta:name="Info 4"/>
  </office:meta>
</office:document-meta>
</file>